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Arial, sans-serif"/>
    <style:font-face style:name="Arial" svg:font-family="Arial, sans-serif"/>
    <style:font-face style:name="Helvetica" svg:font-family="Helvetica, Arial, sans-serif"/>
    <style:font-face style:name="Helvetica1" svg:font-family="Helvetica, Arial, Verdana, sans-serif"/>
    <style:font-face style:name="Hind" svg:font-family="Hind, sans-serif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tserrat" svg:font-family="Montserrat, sans-serif"/>
    <style:font-face style:name="Muli" svg:font-family="Muli, Arial, sans-serif, apple-system, BlinkMacSystemFont, Helvetica, 'Apple Color Emoj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pple-system, BlinkMacSystemFont, 'avenir next', avenir, 'helvetica neue', helvetica, ubuntu, roboto, noto, 'segoe ui', arial, sans-serif"/>
    <style:font-face style:name="Roboto" svg:font-family="Roboto, 'Helvetica Neue', Helvetica, Arial, 'WenQuanYi Zen Hei', 'Hiragino Sans GB', '儷黑 Pro', 'LiHei Pro', 'Heiti TC', 'Microsoft JhengHei UI', 'Microsoft JhengHei', sans-serif"/>
    <style:font-face style:name="Rubik" svg:font-family="Rubik, sans-serif"/>
    <style:font-face style:name="Tahoma" svg:font-family="Tahoma, Arial, 'MS Sans Serif', sans-serif"/>
  </office:font-face-decls>
  <office:automatic-styles>
    <style:style style:name="P1" style:family="paragraph" style:parent-style-name="Standard">
      <style:text-properties officeooo:rsid="0017f7b8" officeooo:paragraph-rsid="0017f7b8"/>
    </style:style>
    <style:style style:name="P2" style:family="paragraph" style:parent-style-name="Standard">
      <style:text-properties officeooo:paragraph-rsid="0017f7b8"/>
    </style:style>
    <style:style style:name="P3" style:family="paragraph" style:parent-style-name="Standard">
      <style:text-properties officeooo:paragraph-rsid="0019985b"/>
    </style:style>
    <style:style style:name="P4" style:family="paragraph" style:parent-style-name="Text_20_body">
      <style:text-properties officeooo:paragraph-rsid="0019985b"/>
    </style:style>
    <style:style style:name="P5" style:family="paragraph" style:parent-style-name="Text_20_body">
      <style:text-properties officeooo:paragraph-rsid="001ad2ec"/>
    </style:style>
    <style:style style:name="T1" style:family="text">
      <style:text-properties officeooo:rsid="0017f7b8"/>
    </style:style>
    <style:style style:name="T2" style:family="text">
      <style:text-properties fo:font-variant="normal" fo:text-transform="none" fo:color="#575757" loext:opacity="100%" style:font-name="Muli" fo:letter-spacing="normal" fo:font-style="normal" fo:font-weight="normal"/>
    </style:style>
    <style:style style:name="T3" style:family="text">
      <style:text-properties fo:font-variant="normal" fo:text-transform="none" fo:color="#666666" loext:opacity="100%" style:font-name="Helvetica" fo:font-size="15pt" fo:letter-spacing="normal" fo:font-style="normal" fo:font-weight="normal"/>
    </style:style>
    <style:style style:name="T4" style:family="text">
      <style:text-properties fo:font-variant="normal" fo:text-transform="none" fo:color="#666666" loext:opacity="100%" style:font-name="Roboto" fo:font-size="15pt" fo:letter-spacing="normal" fo:font-style="normal" fo:font-weight="bold"/>
    </style:style>
    <style:style style:name="T5" style:family="text">
      <style:text-properties fo:font-variant="normal" fo:text-transform="none" fo:color="#0f1111" loext:opacity="100%" style:font-name="Arial" fo:font-size="18pt" fo:letter-spacing="normal" fo:font-style="normal" fo:font-weight="normal"/>
    </style:style>
    <style:style style:name="T6" style:family="text">
      <style:text-properties fo:font-variant="normal" fo:text-transform="none" fo:color="#0f1111" loext:opacity="100%" style:font-name="Amazon Ember" fo:font-size="18pt" fo:letter-spacing="normal" fo:font-style="normal" fo:font-weight="normal" officeooo:rsid="0019985b" loext:padding="0cm" loext:border="none"/>
    </style:style>
    <style:style style:name="T7" style:family="text">
      <style:text-properties fo:font-variant="normal" fo:text-transform="none" style:font-name="Roboto" fo:font-size="15pt" fo:letter-spacing="normal" fo:font-style="normal" fo:font-weight="bold"/>
    </style:style>
    <style:style style:name="T8" style:family="text">
      <style:text-properties fo:font-variant="normal" fo:text-transform="none" style:font-name="Roboto" fo:font-size="15pt" fo:letter-spacing="normal" fo:font-style="normal" fo:font-weight="bold" officeooo:rsid="0017f7b8"/>
    </style:style>
    <style:style style:name="T9" style:family="text">
      <style:text-properties fo:font-variant="normal" fo:text-transform="none" style:font-name="Roboto" fo:font-size="15pt" fo:letter-spacing="normal" fo:font-style="normal" fo:font-weight="bold" officeooo:rsid="0019985b"/>
    </style:style>
    <style:style style:name="T10" style:family="text">
      <style:text-properties fo:font-variant="normal" fo:text-transform="none" fo:color="#373737" loext:opacity="100%" style:font-name="Roboto" fo:font-size="15pt" fo:letter-spacing="normal" fo:font-style="normal" fo:font-weight="bold" officeooo:rsid="0017f7b8"/>
    </style:style>
    <style:style style:name="T11" style:family="text">
      <style:text-properties fo:font-variant="normal" fo:text-transform="none" fo:color="#000000" loext:opacity="100%" style:font-name="Roboto" fo:font-size="15pt" fo:letter-spacing="normal" fo:font-style="normal" fo:font-weight="bold"/>
    </style:style>
    <style:style style:name="T12" style:family="text">
      <style:text-properties fo:font-variant="normal" fo:text-transform="none" fo:color="#333333" loext:opacity="100%" style:font-name="Roboto" fo:font-size="15pt" fo:letter-spacing="normal" fo:font-style="normal" fo:font-weight="bold" officeooo:rsid="0019985b" loext:padding="0cm" loext:border="none"/>
    </style:style>
    <style:style style:name="T13" style:family="text">
      <style:text-properties fo:font-variant="normal" fo:text-transform="none" fo:color="#333333" loext:opacity="100%" style:font-name="Roboto" fo:font-size="15pt" fo:letter-spacing="normal" fo:font-style="normal" fo:font-weight="bold" officeooo:rsid="001ad2ec" loext:padding="0cm" loext:border="none"/>
    </style:style>
    <style:style style:name="T14" style:family="text">
      <style:text-properties fo:font-variant="normal" fo:text-transform="none" fo:color="#333333" loext:opacity="100%" style:font-name="Montserrat" fo:font-size="15pt" fo:letter-spacing="normal" fo:font-style="normal" fo:font-weight="bold" loext:padding="0cm" loext:border="none"/>
    </style:style>
    <style:style style:name="T15" style:family="text">
      <style:text-properties fo:font-variant="normal" fo:text-transform="none" fo:color="#f20505" loext:opacity="100%" style:text-line-through-style="none" style:text-line-through-type="none" style:font-name="Helvetica1" fo:font-size="24.75pt" fo:letter-spacing="normal" fo:font-style="normal" style:text-underline-style="none" fo:font-weight="normal" officeooo:rsid="0019985b" style:text-blinking="false" loext:padding="0cm" loext:border="none"/>
    </style:style>
    <style:style style:name="T16" style:family="text">
      <style:text-properties fo:font-variant="normal" fo:text-transform="none" fo:color="#3a3a3a" loext:opacity="100%" style:font-name="Lato" fo:font-size="16.5pt" fo:letter-spacing="normal" fo:font-style="normal" fo:font-weight="normal" officeooo:rsid="0019985b" loext:padding="0cm" loext:border="none"/>
    </style:style>
    <style:style style:name="T17" style:family="text">
      <style:text-properties fo:font-variant="normal" fo:text-transform="none" fo:color="#888888" loext:opacity="100%" style:font-name="Rubik" fo:font-size="18.75pt" fo:letter-spacing="normal" fo:font-style="normal" fo:font-weight="bold" officeooo:rsid="0019985b" loext:padding="0cm" loext:border="none"/>
    </style:style>
    <style:style style:name="T18" style:family="text">
      <style:text-properties fo:font-variant="normal" fo:text-transform="none" fo:color="#555555" loext:opacity="100%" style:font-name="Tahoma" fo:font-size="15pt" fo:letter-spacing="normal" fo:font-style="normal" fo:font-weight="normal" officeooo:rsid="001ad2ec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1"/><text:span text:style-name="T1">Brinquedos</text:span></text:p>
      <text:p text:style-name="Standard"/>
      <text:p text:style-name="P2"><text:span text:style-name="T1">1. </text:span><text:span text:style-name="T2">Brinquedo Kit Estação Espacial Astronautas</text:span></text:p>
      <text:p text:style-name="P2"><text:span text:style-name="T1">2. </text:span><text:span text:style-name="T2">Ônibus espacial brinquedo com figura astronauta, acende-se com luz e de explosão efeitos sonoros - Brinquedos Espaciais Divertidos para Crianças</text:span></text:p>
      <text:p text:style-name="P1"/>
      <text:p text:style-name="P2"><text:span text:style-name="T1">3.</text:span><text:span text:style-name="T3">Kit de Construção Robô Solar aesgogo stem para Crianças </text:span></text:p>
      <text:p text:style-name="P2"><text:span text:style-name="T1">4</text:span><text:bookmark text:name="title"/><text:bookmark text:name="productTitle"/><text:span text:style-name="T5">Toyvian Brinquedos Espaciais para Crianças de Plástico Branco Nave Espacial para Crianças Astronauta Estatuetas Brinquedos Aeroespaciais Brinquedos de Iluminação Educacional Precoce</text:span></text:p>
      <text:p text:style-name="P2"><text:span text:style-name="T1">5.</text:span><text:span text:style-name="T7">BRINQUEDO FOGUETE ÔNIBUS ESPACIAL LUZ SOM BONECO ASTRONAUTAS</text:span></text:p>
      <text:p text:style-name="P2"><text:span text:style-name="T8">6.</text:span><text:span text:style-name="T10">Estação Espacial - Linha Astronautas</text:span></text:p>
      <text:p text:style-name="P2"><text:span text:style-name="T8"/></text:p>
      <text:p text:style-name="P2"><text:span text:style-name="T8">7. </text:span><text:span text:style-name="T4">Fato De Brinquedo De Exploração Espacial Aviação Foguete Planeta Brinquedos Para Modelos Maiores De 3 Anos</text:span></text:p>
      <text:p text:style-name="P2"><text:span text:style-name="T8">8. </text:span><text:span text:style-name="T11">KIT ESPACIAL - ASTRONAUTAS - FUN</text:span></text:p>
      <text:p text:style-name="P3"><text:span text:style-name="T9">9.</text:span><text:span text:style-name="Strong_20_Emphasis"><text:span text:style-name="T14">Lehoo Castle Building Toys para crianças de 6 a 12 anos, kit de construção do ônibus espacial lunar, incluindo astronauta, foguete, cápsula espacial e aterrissagem lunar, brinquedos STEM para meninos e meninas (109pcs)</text:span></text:span></text:p>
      <text:p text:style-name="P3"><text:span text:style-name="Strong_20_Emphasis"><text:span text:style-name="T12">10.</text:span></text:span><text:a xlink:type="simple" xlink:href="https://blogdebrinquedo.com.br/2008/06/onibus-espacial-inflavel/" text:style-name="Internet_20_link" text:visited-style-name="Visited_20_Internet_20_Link"><text:span text:style-name="Strong_20_Emphasis"><text:span text:style-name="T15">Ônibus Espacial Inflável</text:span></text:span></text:a></text:p>
      <text:p text:style-name="P3"><text:span text:style-name="Strong_20_Emphasis"><text:span text:style-name="T12">11.Quebra-cabeça de brinquedo otico-espaço montessori, estação espacial, série de aviação, brinquedos educativos para crianças, presente</text:span></text:span></text:p>
      <text:p text:style-name="Text_20_body"><text:span text:style-name="Strong_20_Emphasis"><text:span text:style-name="T12">12. projeto pequeno astronomo</text:span></text:span></text:p>
      <text:p text:style-name="P4"><text:span text:style-name="Strong_20_Emphasis"><text:span text:style-name="T12">13.baralho da nasa</text:span></text:span></text:p>
      <text:p text:style-name="P4"><text:span text:style-name="Strong_20_Emphasis"><text:span text:style-name="T12">14.</text:span></text:span><text:span text:style-name="Strong_20_Emphasis"><text:span text:style-name="T16">Arma Pistola Espacial De Brinquedo Com Som e Luz</text:span></text:span></text:p>
      <text:p text:style-name="P4"><text:span text:style-name="Strong_20_Emphasis"><text:span text:style-name="T12">15.</text:span></text:span><text:span text:style-name="Strong_20_Emphasis"><text:span text:style-name="T17">Playmobil Duo Pack Sortimentos - Policial Espacial e Ladrao SUNNY BRINQUEDOS</text:span></text:span></text:p>
      <text:p text:style-name="P4"><text:span text:style-name="Strong_20_Emphasis"><text:span text:style-name="T12">16.</text:span></text:span><text:bookmark text:name="title1"/><text:bookmark text:name="productTitle1"/><text:span text:style-name="Strong_20_Emphasis"><text:span text:style-name="T6">Estação Espacial com Astronauta e emissão de luz e som - Linha Astronautas</text:span></text:span></text:p>
      <text:p text:style-name="P4"><text:span text:style-name="Strong_20_Emphasis"><text:span text:style-name="T12">17. nave espacial</text:span></text:span></text:p>
      <text:p text:style-name="P4"><text:span text:style-name="Strong_20_Emphasis"><text:span text:style-name="T12">18. base espacial com foguete</text:span></text:span></text:p>
      <text:p text:style-name="P4"><text:soft-page-break/><text:span text:style-name="Strong_20_Emphasis"><text:span text:style-name="T12">19 nave espacial millenium falcon star wars</text:span></text:span></text:p>
      <text:p text:style-name="P5"><text:span text:style-name="Strong_20_Emphasis"><text:span text:style-name="T13">20. nave star wars mission fieet stellar class hasbro</text:span></text:span></text:p>
      <text:p text:style-name="P5"><text:span text:style-name="Strong_20_Emphasis"><text:span text:style-name="T13">21. nave star wars mission fleet stelar cçass darth vader</text:span></text:span></text:p>
      <text:p text:style-name="P5"><text:span text:style-name="Strong_20_Emphasis"><text:span text:style-name="T13">22. armas espaciais doce brinquedos espada com luz e som</text:span></text:span></text:p>
      <text:p text:style-name="P5"><text:span text:style-name="Strong_20_Emphasis"><text:span text:style-name="T13">23.Molde rei blocos de construção star destroyer MOC-26457 apolo11 saturn v modelo espacial tijolos brinquedos para crianças presente aniversár</text:span></text:span></text:p>
      <text:p text:style-name="P5"><text:span text:style-name="Strong_20_Emphasis"><text:span text:style-name="T13">24.</text:span></text:span><text:span text:style-name="Strong_20_Emphasis"><text:span text:style-name="T18">LEGO Exclusives 10266 NASA Apollo 11 Lunar Lander</text:span></text:span></text:p>
      <text:p text:style-name="P5"><text:span text:style-name="Strong_20_Emphasis"><text:span text:style-name="T13">25.</text:span></text:span><text:span text:style-name="Strong_20_Emphasis"><text:span text:style-name="T18">LEGO Technic 42055 Bucket Wheel Excavator</text:span></text:span></text:p>
      <text:p text:style-name="P5"><text:span text:style-name="Strong_20_Emphasis"><text:span text:style-name="T13"/></text:span></text:p>
      <text:p text:style-name="P5"><text:span text:style-name="Strong_20_Emphasis"><text:span text:style-name="T1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Arial, sans-serif"/>
    <style:font-face style:name="Arial" svg:font-family="Arial, sans-serif"/>
    <style:font-face style:name="Helvetica" svg:font-family="Helvetica, Arial, sans-serif"/>
    <style:font-face style:name="Helvetica1" svg:font-family="Helvetica, Arial, Verdana, sans-serif"/>
    <style:font-face style:name="Hind" svg:font-family="Hind, sans-serif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tserrat" svg:font-family="Montserrat, sans-serif"/>
    <style:font-face style:name="Muli" svg:font-family="Muli, Arial, sans-serif, apple-system, BlinkMacSystemFont, Helvetica, 'Apple Color Emoj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pple-system, BlinkMacSystemFont, 'avenir next', avenir, 'helvetica neue', helvetica, ubuntu, roboto, noto, 'segoe ui', arial, sans-serif"/>
    <style:font-face style:name="Roboto" svg:font-family="Roboto, 'Helvetica Neue', Helvetica, Arial, 'WenQuanYi Zen Hei', 'Hiragino Sans GB', '儷黑 Pro', 'LiHei Pro', 'Heiti TC', 'Microsoft JhengHei UI', 'Microsoft JhengHei', sans-serif"/>
    <style:font-face style:name="Rubik" svg:font-family="Rubik, sans-serif"/>
    <style:font-face style:name="Tahoma" svg:font-family="Tahoma, Arial, 'MS Sans Serif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20:58:05.802430262</meta:creation-date>
    <dc:date>2022-02-13T21:25:24.342540617</dc:date>
    <meta:editing-duration>PT6M57S</meta:editing-duration>
    <meta:editing-cycles>1</meta:editing-cycles>
    <meta:document-statistic meta:table-count="0" meta:image-count="0" meta:object-count="0" meta:page-count="2" meta:paragraph-count="26" meta:word-count="263" meta:character-count="1838" meta:non-whitespace-character-count="1579"/>
    <meta:generator>LibreOffice/7.2.5.2$Linux_X86_64 LibreOffice_project/20$Build-2</meta:generator>
  </office:meta>
</office:document-meta>
</file>